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eslo LG L DZ for Powerline" svg:font-family="'Meslo LG L DZ for Powerline'" style:font-adornments="標準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宋體-繁" svg:font-family="宋體-繁" style:font-adornments="標準" style:font-pitch="variable"/>
    <style:font-face style:name="翩翩體-繁" svg:font-family="翩翩體-繁" style:font-pitch="variable"/>
    <style:font-face style:name="翩翩體-繁1" svg:font-family="翩翩體-繁" style:font-adornments="標準" style:font-pitch="variable"/>
    <style:font-face style:name="隸變-繁" svg:font-family="隸變-繁" style:font-adornments="標準" style:font-pitch="variable"/>
    <style:font-face style:name="隸變-繁1" svg:font-family="隸變-繁" style:font-adornments="粗體" style:font-pitch="variable"/>
    <style:font-face style:name="魏碑-繁" svg:font-family="魏碑-繁" style:font-adornments="標準" style:font-pitch="variable"/>
  </office:font-face-decls>
  <office:automatic-styles>
    <style:style style:name="P1" style:family="paragraph" style:parent-style-name="Text_20_body">
      <style:text-properties officeooo:paragraph-rsid="003fa0cc"/>
    </style:style>
    <style:style style:name="P2" style:family="paragraph" style:parent-style-name="Text_20_body">
      <style:paragraph-properties fo:break-before="page"/>
      <style:text-properties officeooo:paragraph-rsid="003fa0cc"/>
    </style:style>
    <style:style style:name="Ru1" style:family="ruby">
      <style:ruby-properties style:ruby-align="center" style:ruby-position="above" loext:ruby-position="above"/>
    </style:style>
    <style:style style:name="Ru2" style:family="ruby">
      <style:ruby-properties style:ruby-align="left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《<text:ruby text:style-name="Ru1"><text:ruby-base>心</text:ruby-base><text:ruby-text>sim</text:ruby-text></text:ruby> <text:ruby text:style-name="Ru1"><text:ruby-base>經</text:ruby-base><text:ruby-text>king</text:ruby-text></text:ruby> 》</text:p>
      <text:p text:style-name="P1"><text:ruby text:style-name="Ru1"><text:ruby-base>觀 </text:ruby-base><text:ruby-text>kuan</text:ruby-text></text:ruby><text:ruby text:style-name="Ru1"><text:ruby-base>自 </text:ruby-base><text:ruby-text>tsū</text:ruby-text></text:ruby><text:ruby text:style-name="Ru1"><text:ruby-base>在 </text:ruby-base><text:ruby-text>tsāi</text:ruby-text></text:ruby><text:ruby text:style-name="Ru1"><text:ruby-base>菩 </text:ruby-base><text:ruby-text>phôo</text:ruby-text></text:ruby><text:ruby text:style-name="Ru1"><text:ruby-base>薩 </text:ruby-base><text:ruby-text>sat</text:ruby-text></text:ruby>， <text:ruby text:style-name="Ru1"><text:ruby-base>行</text:ruby-base><text:ruby-text>hîng</text:ruby-text></text:ruby> <text:ruby text:style-name="Ru1"><text:ruby-base>深 </text:ruby-base><text:ruby-text>tshim</text:ruby-text></text:ruby><text:ruby text:style-name="Ru1"><text:ruby-base>般</text:ruby-base><text:ruby-text>puan</text:ruby-text></text:ruby> <text:ruby text:style-name="Ru1"><text:ruby-base>若</text:ruby-base><text:ruby-text>jkio̍k</text:ruby-text></text:ruby> <text:ruby text:style-name="Ru1"><text:ruby-base>波</text:ruby-base><text:ruby-text>pho</text:ruby-text></text:ruby> <text:ruby text:style-name="Ru1"><text:ruby-base>羅</text:ruby-base><text:ruby-text>lô</text:ruby-text></text:ruby> <text:ruby text:style-name="Ru1"><text:ruby-base>蜜</text:ruby-base><text:ruby-text>bi̍t</text:ruby-text></text:ruby> <text:ruby text:style-name="Ru1"><text:ruby-base>多</text:ruby-base><text:ruby-text>to</text:ruby-text></text:ruby> <text:ruby text:style-name="Ru1"><text:ruby-base>時</text:ruby-base><text:ruby-text>sī</text:ruby-text></text:ruby> ， <text:ruby text:style-name="Ru1"><text:ruby-base>照</text:ruby-base><text:ruby-text>tsiàu</text:ruby-text></text:ruby> <text:ruby text:style-name="Ru1"><text:ruby-base>見</text:ruby-base><text:ruby-text>kiàn</text:ruby-text></text:ruby> <text:ruby text:style-name="Ru1"><text:ruby-base>五</text:ruby-base><text:ruby-text>ngóo</text:ruby-text></text:ruby> <text:ruby text:style-name="Ru1"><text:ruby-base>蘊</text:ruby-base><text:ruby-text>ùn</text:ruby-text></text:ruby> <text:ruby text:style-name="Ru1"><text:ruby-base>皆</text:ruby-base><text:ruby-text>kai</text:ruby-text></text:ruby> <text:ruby text:style-name="Ru1"><text:ruby-base>空</text:ruby-base><text:ruby-text>kòng</text:ruby-text></text:ruby> ， <text:ruby text:style-name="Ru1"><text:ruby-base>度</text:ruby-base><text:ruby-text>tōo</text:ruby-text></text:ruby> <text:ruby text:style-name="Ru1"><text:ruby-base>一</text:ruby-base><text:ruby-text>i̍t</text:ruby-text></text:ruby> <text:ruby text:style-name="Ru1"><text:ruby-base>切</text:ruby-base><text:ruby-text>tshè</text:ruby-text></text:ruby> <text:ruby text:style-name="Ru1"><text:ruby-base>苦</text:ruby-base><text:ruby-text>khóo</text:ruby-text></text:ruby> <text:ruby text:style-name="Ru1"><text:ruby-base>厄</text:ruby-base><text:ruby-text>eh</text:ruby-text></text:ruby> 。 </text:p>
      <text:p text:style-name="P2"><text:ruby text:style-name="Ru1"><text:ruby-base>舍</text:ruby-base><text:ruby-text>sià</text:ruby-text></text:ruby> <text:ruby text:style-name="Ru1"><text:ruby-base>利</text:ruby-base><text:ruby-text>lī</text:ruby-text></text:ruby> <text:ruby text:style-name="Ru1"><text:ruby-base>子</text:ruby-base><text:ruby-text>tsú</text:ruby-text></text:ruby> ，<text:ruby text:style-name="Ru1"><text:ruby-base>色</text:ruby-base><text:ruby-text>si̍k</text:ruby-text></text:ruby> <text:ruby text:style-name="Ru1"><text:ruby-base>不</text:ruby-base><text:ruby-text>put</text:ruby-text></text:ruby> <text:ruby text:style-name="Ru1"><text:ruby-base>異</text:ruby-base><text:ruby-text>ī</text:ruby-text></text:ruby> <text:ruby text:style-name="Ru2"><text:ruby-base>空</text:ruby-base><text:ruby-text>khong</text:ruby-text></text:ruby> ， <text:ruby text:style-name="Ru1"><text:ruby-base>空</text:ruby-base><text:ruby-text>khong</text:ruby-text></text:ruby> <text:ruby text:style-name="Ru1"><text:ruby-base>不</text:ruby-base><text:ruby-text>put</text:ruby-text></text:ruby> <text:ruby text:style-name="Ru1"><text:ruby-base>異</text:ruby-base><text:ruby-text>ī</text:ruby-text></text:ruby> <text:ruby text:style-name="Ru1"><text:ruby-base>色</text:ruby-base><text:ruby-text>si̍k</text:ruby-text></text:ruby> ； <text:ruby text:style-name="Ru1"><text:ruby-base>色</text:ruby-base><text:ruby-text>si̍k</text:ruby-text></text:ruby> <text:ruby text:style-name="Ru1"><text:ruby-base>即</text:ruby-base><text:ruby-text>tsi̍k</text:ruby-text></text:ruby> <text:ruby text:style-name="Ru1"><text:ruby-base>是</text:ruby-base><text:ruby-text>sī</text:ruby-text></text:ruby> <text:ruby text:style-name="Ru1"><text:ruby-base>空</text:ruby-base><text:ruby-text>khong</text:ruby-text></text:ruby> ， <text:ruby text:style-name="Ru1"><text:ruby-base>空</text:ruby-base><text:ruby-text>kong</text:ruby-text></text:ruby> <text:ruby text:style-name="Ru1"><text:ruby-base>即</text:ruby-base><text:ruby-text>tsi̍k</text:ruby-text></text:ruby> <text:ruby text:style-name="Ru1"><text:ruby-base>是</text:ruby-base><text:ruby-text>sī</text:ruby-text></text:ruby> <text:ruby text:style-name="Ru1"><text:ruby-base>色</text:ruby-base><text:ruby-text>sik</text:ruby-text></text:ruby> 。 <text:ruby text:style-name="Ru1"><text:ruby-base>受</text:ruby-base><text:ruby-text>siū</text:ruby-text></text:ruby> 、<text:ruby text:style-name="Ru1"><text:ruby-base>想</text:ruby-base><text:ruby-text>sióng</text:ruby-text></text:ruby> 、 <text:ruby text:style-name="Ru1"><text:ruby-base>行</text:ruby-base><text:ruby-text>hîng</text:ruby-text></text:ruby> 、 <text:ruby text:style-name="Ru1"><text:ruby-base>識</text:ruby-base><text:ruby-text>si̍k</text:ruby-text></text:ruby> ， <text:ruby text:style-name="Ru1"><text:ruby-base>亦</text:ruby-base><text:ruby-text>i̍k</text:ruby-text></text:ruby> <text:ruby text:style-name="Ru1"><text:ruby-base>復</text:ruby-base><text:ruby-text>ho̍k</text:ruby-text></text:ruby> <text:ruby text:style-name="Ru1"><text:ruby-base>如</text:ruby-base><text:ruby-text>jû</text:ruby-text></text:ruby> <text:ruby text:style-name="Ru1"><text:ruby-base>是</text:ruby-base><text:ruby-text>sī</text:ruby-text></text:ruby> 。</text:p>
      <text:p text:style-name="P2"><text:ruby text:style-name="Ru1"><text:ruby-base>舍</text:ruby-base><text:ruby-text>sià</text:ruby-text></text:ruby> <text:ruby text:style-name="Ru1"><text:ruby-base>利</text:ruby-base><text:ruby-text>lī</text:ruby-text></text:ruby> <text:ruby text:style-name="Ru1"><text:ruby-base>子</text:ruby-base><text:ruby-text>tsú</text:ruby-text></text:ruby> ， <text:ruby text:style-name="Ru1"><text:ruby-base>是</text:ruby-base><text:ruby-text>sī</text:ruby-text></text:ruby> <text:ruby text:style-name="Ru1"><text:ruby-base>諸</text:ruby-base><text:ruby-text>tsu</text:ruby-text></text:ruby> <text:ruby text:style-name="Ru1"><text:ruby-base>法</text:ruby-base><text:ruby-text>kuat</text:ruby-text></text:ruby> <text:ruby text:style-name="Ru1"><text:ruby-base>空</text:ruby-base><text:ruby-text>khong</text:ruby-text></text:ruby> <text:ruby text:style-name="Ru1"><text:ruby-base>相</text:ruby-base><text:ruby-text>siong</text:ruby-text></text:ruby> ， <text:ruby text:style-name="Ru1"><text:ruby-base>不</text:ruby-base><text:ruby-text>put</text:ruby-text></text:ruby> <text:ruby text:style-name="Ru1"><text:ruby-base>生</text:ruby-base><text:ruby-text>sing</text:ruby-text></text:ruby> <text:ruby text:style-name="Ru1"><text:ruby-base>不</text:ruby-base><text:ruby-text>put</text:ruby-text></text:ruby> <text:ruby text:style-name="Ru1"><text:ruby-base>滅</text:ruby-base><text:ruby-text>bia̍t</text:ruby-text></text:ruby> ， <text:ruby text:style-name="Ru1"><text:ruby-base>不</text:ruby-base><text:ruby-text>put</text:ruby-text></text:ruby> <text:ruby text:style-name="Ru1"><text:ruby-base>垢</text:ruby-base><text:ruby-text>káu</text:ruby-text></text:ruby> <text:ruby text:style-name="Ru1"><text:ruby-base>不</text:ruby-base><text:ruby-text>put</text:ruby-text></text:ruby> <text:ruby text:style-name="Ru1"><text:ruby-base>淨</text:ruby-base><text:ruby-text>tsīng</text:ruby-text></text:ruby> ， <text:ruby text:style-name="Ru1"><text:ruby-base>不</text:ruby-base><text:ruby-text>put</text:ruby-text></text:ruby> <text:ruby text:style-name="Ru1"><text:ruby-base>增</text:ruby-base><text:ruby-text>tsing</text:ruby-text></text:ruby> <text:ruby text:style-name="Ru1"><text:ruby-base>不</text:ruby-base><text:ruby-text>put</text:ruby-text></text:ruby> <text:ruby text:style-name="Ru1"><text:ruby-base>減</text:ruby-base><text:ruby-text>kiám</text:ruby-text></text:ruby> ， <text:ruby text:style-name="Ru1"><text:ruby-base>是</text:ruby-base><text:ruby-text>sī</text:ruby-text></text:ruby> <text:ruby text:style-name="Ru1"><text:ruby-base>故</text:ruby-base><text:ruby-text>kòo</text:ruby-text></text:ruby> <text:ruby text:style-name="Ru1"><text:ruby-base>空</text:ruby-base><text:ruby-text>khong</text:ruby-text></text:ruby> <text:ruby text:style-name="Ru1"><text:ruby-base>中</text:ruby-base><text:ruby-text>tiòng</text:ruby-text></text:ruby> <text:ruby text:style-name="Ru1"><text:ruby-base>無</text:ruby-base><text:ruby-text>bû</text:ruby-text></text:ruby> <text:ruby text:style-name="Ru1"><text:ruby-base>色</text:ruby-base><text:ruby-text>sik</text:ruby-text></text:ruby> ， <text:ruby text:style-name="Ru1"><text:ruby-base>無</text:ruby-base><text:ruby-text>bû</text:ruby-text></text:ruby> <text:ruby text:style-name="Ru1"><text:ruby-base>受</text:ruby-base><text:ruby-text>siū</text:ruby-text></text:ruby> 、 <text:ruby text:style-name="Ru1"><text:ruby-base>想</text:ruby-base><text:ruby-text>sióng</text:ruby-text></text:ruby> 、<text:ruby text:style-name="Ru1"><text:ruby-base>行</text:ruby-base><text:ruby-text>hîng</text:ruby-text></text:ruby> 、 <text:ruby text:style-name="Ru1"><text:ruby-base>識</text:ruby-base><text:ruby-text>sik</text:ruby-text></text:ruby> ；</text:p>
      <text:p text:style-name="P2"><text:ruby text:style-name="Ru1"><text:ruby-base>無</text:ruby-base><text:ruby-text>bû</text:ruby-text></text:ruby> <text:ruby text:style-name="Ru1"><text:ruby-base>眼</text:ruby-base><text:ruby-text>gán</text:ruby-text></text:ruby> 、 <text:ruby text:style-name="Ru1"><text:ruby-base>耳</text:ruby-base><text:ruby-text>ní</text:ruby-text></text:ruby> 、<text:ruby text:style-name="Ru1"><text:ruby-base>鼻</text:ruby-base><text:ruby-text>phī</text:ruby-text></text:ruby> 、 <text:ruby text:style-name="Ru1"><text:ruby-base>舌</text:ruby-base><text:ruby-text>sia̍t</text:ruby-text></text:ruby> 、<text:ruby text:style-name="Ru1"><text:ruby-base>身</text:ruby-base><text:ruby-text>sing</text:ruby-text></text:ruby> 、 <text:ruby text:style-name="Ru1"><text:ruby-base>意</text:ruby-base><text:ruby-text>ì</text:ruby-text></text:ruby> ； <text:ruby text:style-name="Ru1"><text:ruby-base>無</text:ruby-base><text:ruby-text>bû</text:ruby-text></text:ruby> <text:ruby text:style-name="Ru1"><text:ruby-base>色</text:ruby-base><text:ruby-text>sik</text:ruby-text></text:ruby> 、 <text:ruby text:style-name="Ru1"><text:ruby-base>聲</text:ruby-base><text:ruby-text>sing</text:ruby-text></text:ruby> 、<text:ruby text:style-name="Ru1"><text:ruby-base>香</text:ruby-base><text:ruby-text>hiang</text:ruby-text></text:ruby> 、 <text:ruby text:style-name="Ru1"><text:ruby-base>味</text:ruby-base><text:ruby-text>bī</text:ruby-text></text:ruby> 、 <text:ruby text:style-name="Ru1"><text:ruby-base>觸</text:ruby-base><text:ruby-text>tshiok</text:ruby-text></text:ruby> 、 <text:ruby text:style-name="Ru1"><text:ruby-base>法</text:ruby-base><text:ruby-text>huat</text:ruby-text></text:ruby> ； <text:ruby text:style-name="Ru1"><text:ruby-base>無</text:ruby-base><text:ruby-text>bû</text:ruby-text></text:ruby> <text:ruby text:style-name="Ru1"><text:ruby-base>眼</text:ruby-base><text:ruby-text>gán</text:ruby-text></text:ruby> <text:ruby text:style-name="Ru1"><text:ruby-base>界</text:ruby-base><text:ruby-text>kài</text:ruby-text></text:ruby> ， <text:ruby text:style-name="Ru1"><text:ruby-base>乃</text:ruby-base><text:ruby-text>nái</text:ruby-text></text:ruby> <text:ruby text:style-name="Ru1"><text:ruby-base>至</text:ruby-base><text:ruby-text>tsì</text:ruby-text></text:ruby> <text:ruby text:style-name="Ru1"><text:ruby-base>無</text:ruby-base><text:ruby-text>bû</text:ruby-text></text:ruby> <text:ruby text:style-name="Ru1"><text:ruby-base>意</text:ruby-base><text:ruby-text>ì</text:ruby-text></text:ruby> <text:ruby text:style-name="Ru1"><text:ruby-base>識</text:ruby-base><text:ruby-text>sik</text:ruby-text></text:ruby> <text:ruby text:style-name="Ru1"><text:ruby-base>界</text:ruby-base><text:ruby-text>kài</text:ruby-text></text:ruby> ； </text:p>
      <text:p text:style-name="P2"><text:ruby text:style-name="Ru1"><text:ruby-base>無</text:ruby-base><text:ruby-text>bû</text:ruby-text></text:ruby> <text:ruby text:style-name="Ru1"><text:ruby-base>無</text:ruby-base><text:ruby-text>bû</text:ruby-text></text:ruby> <text:ruby text:style-name="Ru1"><text:ruby-base>明</text:ruby-base><text:ruby-text>mîng</text:ruby-text></text:ruby> ， <text:ruby text:style-name="Ru1"><text:ruby-base>亦</text:ruby-base><text:ruby-text>i̍k</text:ruby-text></text:ruby> <text:ruby text:style-name="Ru1"><text:ruby-base>無</text:ruby-base><text:ruby-text>bû</text:ruby-text></text:ruby> <text:ruby text:style-name="Ru1"><text:ruby-base>無</text:ruby-base><text:ruby-text>bû</text:ruby-text></text:ruby> <text:ruby text:style-name="Ru1"><text:ruby-base>明</text:ruby-base><text:ruby-text>mîng</text:ruby-text></text:ruby> <text:ruby text:style-name="Ru1"><text:ruby-base>盡</text:ruby-base><text:ruby-text>tsīn</text:ruby-text></text:ruby> ； <text:ruby text:style-name="Ru1"><text:ruby-base>乃</text:ruby-base><text:ruby-text>nái</text:ruby-text></text:ruby> <text:ruby text:style-name="Ru1"><text:ruby-base>至</text:ruby-base><text:ruby-text>tsì</text:ruby-text></text:ruby> <text:ruby text:style-name="Ru1"><text:ruby-base>無</text:ruby-base><text:ruby-text>bû</text:ruby-text></text:ruby> <text:ruby text:style-name="Ru1"><text:ruby-base>老</text:ruby-base><text:ruby-text>nóo</text:ruby-text></text:ruby> <text:ruby text:style-name="Ru1"><text:ruby-base>死</text:ruby-base><text:ruby-text>sú</text:ruby-text></text:ruby> ， <text:ruby text:style-name="Ru1"><text:ruby-base>亦</text:ruby-base><text:ruby-text>ik</text:ruby-text></text:ruby> <text:ruby text:style-name="Ru1"><text:ruby-base>無</text:ruby-base><text:ruby-text>bû</text:ruby-text></text:ruby> <text:ruby text:style-name="Ru1"><text:ruby-base>老</text:ruby-base><text:ruby-text>nóo</text:ruby-text></text:ruby> <text:ruby text:style-name="Ru1"><text:ruby-base>死</text:ruby-base><text:ruby-text>sú</text:ruby-text></text:ruby> <text:ruby text:style-name="Ru1"><text:ruby-base>盡</text:ruby-base><text:ruby-text>tsīn</text:ruby-text></text:ruby> 。 <text:ruby text:style-name="Ru1"><text:ruby-base>無</text:ruby-base><text:ruby-text>bû</text:ruby-text></text:ruby> <text:ruby text:style-name="Ru1"><text:ruby-base>苦</text:ruby-base><text:ruby-text>khóo</text:ruby-text></text:ruby> 、 <text:ruby text:style-name="Ru1"><text:ruby-base>集</text:ruby-base><text:ruby-text>tsip</text:ruby-text></text:ruby> 、 <text:ruby text:style-name="Ru1"><text:ruby-base>滅</text:ruby-base><text:ruby-text>bia̍t</text:ruby-text></text:ruby> 、 <text:ruby text:style-name="Ru1"><text:ruby-base>道</text:ruby-base><text:ruby-text>tō</text:ruby-text></text:ruby> ， <text:ruby text:style-name="Ru1"><text:ruby-base>無</text:ruby-base><text:ruby-text>bû</text:ruby-text></text:ruby> <text:ruby text:style-name="Ru1"><text:ruby-base>智</text:ruby-base><text:ruby-text>tì</text:ruby-text></text:ruby> <text:ruby text:style-name="Ru1"><text:ruby-base>亦</text:ruby-base><text:ruby-text>ik</text:ruby-text></text:ruby> <text:ruby text:style-name="Ru1"><text:ruby-base>無</text:ruby-base><text:ruby-text>bû</text:ruby-text></text:ruby> <text:ruby text:style-name="Ru1"><text:ruby-base>得</text:ruby-base><text:ruby-text>ti̍k</text:ruby-text></text:ruby> ， <text:ruby text:style-name="Ru1"><text:ruby-base>以</text:ruby-base><text:ruby-text>í</text:ruby-text></text:ruby> <text:ruby text:style-name="Ru1"><text:ruby-base>無</text:ruby-base><text:ruby-text>bû</text:ruby-text></text:ruby> <text:ruby text:style-name="Ru1"><text:ruby-base>所</text:ruby-base><text:ruby-text>sóo</text:ruby-text></text:ruby> <text:ruby text:style-name="Ru1"><text:ruby-base>得</text:ruby-base><text:ruby-text>ti̍k</text:ruby-text></text:ruby> <text:ruby text:style-name="Ru1"><text:ruby-base>故</text:ruby-base><text:ruby-text>kòo</text:ruby-text></text:ruby> 。 </text:p>
      <text:p text:style-name="P2"><text:ruby text:style-name="Ru1"><text:ruby-base>菩</text:ruby-base><text:ruby-text>phôo</text:ruby-text></text:ruby> <text:ruby text:style-name="Ru1"><text:ruby-base>提</text:ruby-base><text:ruby-text>thê</text:ruby-text></text:ruby> <text:ruby text:style-name="Ru1"><text:ruby-base>薩</text:ruby-base><text:ruby-text>sat</text:ruby-text></text:ruby> <text:ruby text:style-name="Ru1"><text:ruby-base>埵</text:ruby-base><text:ruby-text>tó</text:ruby-text></text:ruby> ， <text:ruby text:style-name="Ru1"><text:ruby-base>依</text:ruby-base><text:ruby-text>i</text:ruby-text></text:ruby> <text:ruby text:style-name="Ru1"><text:ruby-base>般</text:ruby-base><text:ruby-text>puan</text:ruby-text></text:ruby> <text:ruby text:style-name="Ru1"><text:ruby-base>若</text:ruby-base><text:ruby-text>jio̍k</text:ruby-text></text:ruby> <text:ruby text:style-name="Ru1"><text:ruby-base>波</text:ruby-base><text:ruby-text>pho</text:ruby-text></text:ruby> <text:ruby text:style-name="Ru1"><text:ruby-base>羅</text:ruby-base><text:ruby-text>ló</text:ruby-text></text:ruby> <text:ruby text:style-name="Ru1"><text:ruby-base>蜜</text:ruby-base><text:ruby-text>bit</text:ruby-text></text:ruby> <text:ruby text:style-name="Ru1"><text:ruby-base>多</text:ruby-base><text:ruby-text>to</text:ruby-text></text:ruby> <text:ruby text:style-name="Ru1"><text:ruby-base>故</text:ruby-base><text:ruby-text>kòo</text:ruby-text></text:ruby> ， <text:ruby text:style-name="Ru1"><text:ruby-base>心</text:ruby-base><text:ruby-text>sim</text:ruby-text></text:ruby> <text:ruby text:style-name="Ru1"><text:ruby-base>無</text:ruby-base><text:ruby-text>bû</text:ruby-text></text:ruby> <text:ruby text:style-name="Ru1"><text:ruby-base>罣</text:ruby-base><text:ruby-text>khuà</text:ruby-text></text:ruby> <text:ruby text:style-name="Ru1"><text:ruby-base>礙</text:ruby-base><text:ruby-text>gāi</text:ruby-text></text:ruby> ， <text:ruby text:style-name="Ru1"><text:ruby-base>無</text:ruby-base><text:ruby-text>bû</text:ruby-text></text:ruby> <text:ruby text:style-name="Ru1"><text:ruby-base>罣</text:ruby-base><text:ruby-text>khuà</text:ruby-text></text:ruby> <text:ruby text:style-name="Ru1"><text:ruby-base>礙</text:ruby-base><text:ruby-text>gāi</text:ruby-text></text:ruby> <text:ruby text:style-name="Ru1"><text:ruby-base>故</text:ruby-base><text:ruby-text>kòo</text:ruby-text></text:ruby> ， <text:ruby text:style-name="Ru1"><text:ruby-base>無</text:ruby-base><text:ruby-text>bû</text:ruby-text></text:ruby> <text:ruby text:style-name="Ru1"><text:ruby-base>有</text:ruby-base><text:ruby-text>iú</text:ruby-text></text:ruby> <text:ruby text:style-name="Ru1"><text:ruby-base>恐</text:ruby-base><text:ruby-text>khióng</text:ruby-text></text:ruby> <text:ruby text:style-name="Ru1"><text:ruby-base>怖</text:ruby-base><text:ruby-text>pòo</text:ruby-text></text:ruby> ， <text:ruby text:style-name="Ru1"><text:ruby-base>遠</text:ruby-base><text:ruby-text>uán</text:ruby-text></text:ruby> <text:ruby text:style-name="Ru1"><text:ruby-base>離</text:ruby-base><text:ruby-text>lī</text:ruby-text></text:ruby> <text:ruby text:style-name="Ru1"><text:ruby-base>顛</text:ruby-base><text:ruby-text>tian</text:ruby-text></text:ruby> <text:ruby text:style-name="Ru1"><text:ruby-base>倒</text:ruby-base><text:ruby-text>tò</text:ruby-text></text:ruby> <text:ruby text:style-name="Ru1"><text:ruby-base>夢</text:ruby-base><text:ruby-text>bōng</text:ruby-text></text:ruby> <text:ruby text:style-name="Ru1"><text:ruby-base>想</text:ruby-base><text:ruby-text>sióng</text:ruby-text></text:ruby> ， <text:ruby text:style-name="Ru1"><text:ruby-base>究</text:ruby-base><text:ruby-text>kiù</text:ruby-text></text:ruby> <text:ruby text:style-name="Ru1"><text:ruby-base>竟</text:ruby-base><text:ruby-text>kìng</text:ruby-text></text:ruby> <text:ruby text:style-name="Ru1"><text:ruby-base>涅</text:ruby-base><text:ruby-text>liap</text:ruby-text></text:ruby> <text:ruby text:style-name="Ru1"><text:ruby-base>槃</text:ruby-base><text:ruby-text>phuân</text:ruby-text></text:ruby> 。 </text:p>
      <text:p text:style-name="P2"><text:ruby text:style-name="Ru1"><text:ruby-base>三</text:ruby-base><text:ruby-text>sam</text:ruby-text></text:ruby> <text:ruby text:style-name="Ru1"><text:ruby-base>世</text:ruby-base><text:ruby-text>sè</text:ruby-text></text:ruby> <text:ruby text:style-name="Ru1"><text:ruby-base>諸</text:ruby-base><text:ruby-text>tsu</text:ruby-text></text:ruby> <text:ruby text:style-name="Ru1"><text:ruby-base>佛</text:ruby-base><text:ruby-text>bu̍t</text:ruby-text></text:ruby> ， <text:ruby text:style-name="Ru1"><text:ruby-base>依</text:ruby-base><text:ruby-text>i</text:ruby-text></text:ruby> <text:ruby text:style-name="Ru1"><text:ruby-base>般</text:ruby-base><text:ruby-text>puann</text:ruby-text></text:ruby> <text:ruby text:style-name="Ru1"><text:ruby-base>若</text:ruby-base><text:ruby-text>jio̍k</text:ruby-text></text:ruby> <text:ruby text:style-name="Ru1"><text:ruby-base>波</text:ruby-base><text:ruby-text>pho</text:ruby-text></text:ruby> <text:ruby text:style-name="Ru1"><text:ruby-base>羅</text:ruby-base><text:ruby-text>lô</text:ruby-text></text:ruby> <text:ruby text:style-name="Ru1"><text:ruby-base>蜜</text:ruby-base><text:ruby-text>bi̍t</text:ruby-text></text:ruby> <text:ruby text:style-name="Ru1"><text:ruby-base>多</text:ruby-base><text:ruby-text>to</text:ruby-text></text:ruby> <text:ruby text:style-name="Ru1"><text:ruby-base>故</text:ruby-base><text:ruby-text>kòo</text:ruby-text></text:ruby> ， <text:ruby text:style-name="Ru1"><text:ruby-base>得</text:ruby-base><text:ruby-text>ti̍k</text:ruby-text></text:ruby> <text:ruby text:style-name="Ru1"><text:ruby-base>阿</text:ruby-base><text:ruby-text>o</text:ruby-text></text:ruby> <text:ruby text:style-name="Ru1"><text:ruby-base>耨</text:ruby-base><text:ruby-text>lōnn</text:ruby-text></text:ruby> <text:ruby text:style-name="Ru1"><text:ruby-base>多</text:ruby-base><text:ruby-text>to</text:ruby-text></text:ruby> <text:ruby text:style-name="Ru1"><text:ruby-base>羅</text:ruby-base><text:ruby-text>lô</text:ruby-text></text:ruby> <text:ruby text:style-name="Ru2"><text:ruby-base>三</text:ruby-base><text:ruby-text>sam</text:ruby-text></text:ruby> <text:ruby text:style-name="Ru2"><text:ruby-base>藐</text:ruby-base><text:ruby-text>biáu</text:ruby-text></text:ruby> <text:ruby text:style-name="Ru2"><text:ruby-base>三</text:ruby-base><text:ruby-text>sam</text:ruby-text></text:ruby> <text:ruby text:style-name="Ru2"><text:ruby-base>菩</text:ruby-base><text:ruby-text>phôo</text:ruby-text></text:ruby> <text:ruby text:style-name="Ru2"><text:ruby-base>提</text:ruby-base><text:ruby-text>thê</text:ruby-text></text:ruby> 。 </text:p>
      <text:p text:style-name="P2"><text:ruby text:style-name="Ru1"><text:ruby-base>故</text:ruby-base><text:ruby-text>kòo</text:ruby-text></text:ruby> <text:ruby text:style-name="Ru1"><text:ruby-base>知</text:ruby-base><text:ruby-text>ti</text:ruby-text></text:ruby> <text:ruby text:style-name="Ru1"><text:ruby-base>般</text:ruby-base><text:ruby-text>puan</text:ruby-text></text:ruby> <text:ruby text:style-name="Ru1"><text:ruby-base>若</text:ruby-base><text:ruby-text>jio̍k</text:ruby-text></text:ruby> <text:ruby text:style-name="Ru1"><text:ruby-base>波</text:ruby-base><text:ruby-text>pho</text:ruby-text></text:ruby> <text:ruby text:style-name="Ru1"><text:ruby-base>羅</text:ruby-base><text:ruby-text>lô</text:ruby-text></text:ruby> <text:ruby text:style-name="Ru1"><text:ruby-base>蜜</text:ruby-base><text:ruby-text>bi̍t</text:ruby-text></text:ruby> <text:ruby text:style-name="Ru1"><text:ruby-base>多</text:ruby-base><text:ruby-text>to</text:ruby-text></text:ruby> ， <text:ruby text:style-name="Ru1"><text:ruby-base>是</text:ruby-base><text:ruby-text>sī</text:ruby-text></text:ruby> <text:ruby text:style-name="Ru1"><text:ruby-base>大</text:ruby-base><text:ruby-text>tāi</text:ruby-text></text:ruby> <text:ruby text:style-name="Ru1"><text:ruby-base>神</text:ruby-base><text:ruby-text>sîn</text:ruby-text></text:ruby> <text:ruby text:style-name="Ru1"><text:ruby-base>咒</text:ruby-base><text:ruby-text>tsiù</text:ruby-text></text:ruby> ， <text:ruby text:style-name="Ru1"><text:ruby-base>是</text:ruby-base><text:ruby-text>sī</text:ruby-text></text:ruby> <text:ruby text:style-name="Ru1"><text:ruby-base>大</text:ruby-base><text:ruby-text>tāi</text:ruby-text></text:ruby> <text:ruby text:style-name="Ru1"><text:ruby-base>明</text:ruby-base><text:ruby-text>bîng</text:ruby-text></text:ruby> <text:ruby text:style-name="Ru1"><text:ruby-base>咒</text:ruby-base><text:ruby-text>tsiù</text:ruby-text></text:ruby> ， <text:ruby text:style-name="Ru1"><text:ruby-base>是</text:ruby-base><text:ruby-text>sī</text:ruby-text></text:ruby> <text:ruby text:style-name="Ru1"><text:ruby-base>無</text:ruby-base><text:ruby-text>bû</text:ruby-text></text:ruby> <text:ruby text:style-name="Ru1"><text:ruby-base>上</text:ruby-base><text:ruby-text>siōng</text:ruby-text></text:ruby> <text:ruby text:style-name="Ru1"><text:ruby-base>咒</text:ruby-base><text:ruby-text>tsiù</text:ruby-text></text:ruby> ， <text:ruby text:style-name="Ru1"><text:ruby-base>是</text:ruby-base><text:ruby-text>sī</text:ruby-text></text:ruby> <text:ruby text:style-name="Ru1"><text:ruby-base>無</text:ruby-base><text:ruby-text>bû</text:ruby-text></text:ruby> <text:ruby text:style-name="Ru1"><text:ruby-base>等</text:ruby-base><text:ruby-text>tíng</text:ruby-text></text:ruby> <text:ruby text:style-name="Ru1"><text:ruby-base>等</text:ruby-base><text:ruby-text>tíng</text:ruby-text></text:ruby> <text:ruby text:style-name="Ru1"><text:ruby-base>咒</text:ruby-base><text:ruby-text>tsiù</text:ruby-text></text:ruby> ， <text:ruby text:style-name="Ru1"><text:ruby-base>能</text:ruby-base><text:ruby-text>lîng</text:ruby-text></text:ruby> <text:ruby text:style-name="Ru1"><text:ruby-base>除</text:ruby-base><text:ruby-text>tû</text:ruby-text></text:ruby> <text:ruby text:style-name="Ru1"><text:ruby-base>一</text:ruby-base><text:ruby-text>i̍t</text:ruby-text></text:ruby> <text:ruby text:style-name="Ru1"><text:ruby-base>切</text:ruby-base><text:ruby-text>tsia̍t</text:ruby-text></text:ruby> <text:ruby text:style-name="Ru1"><text:ruby-base>苦</text:ruby-base><text:ruby-text>khóo</text:ruby-text></text:ruby> ， <text:ruby text:style-name="Ru1"><text:ruby-base>真</text:ruby-base><text:ruby-text>tsin</text:ruby-text></text:ruby> <text:ruby text:style-name="Ru1"><text:ruby-base>實</text:ruby-base><text:ruby-text>si̍t</text:ruby-text></text:ruby> <text:ruby text:style-name="Ru1"><text:ruby-base>不</text:ruby-base><text:ruby-text>put</text:ruby-text></text:ruby> <text:ruby text:style-name="Ru1"><text:ruby-base>虛</text:ruby-base><text:ruby-text>hi</text:ruby-text></text:ruby> 。 </text:p>
      <text:p text:style-name="P2"><text:ruby text:style-name="Ru1"><text:ruby-base>故</text:ruby-base><text:ruby-text>kòo</text:ruby-text></text:ruby> <text:ruby text:style-name="Ru1"><text:ruby-base>說</text:ruby-base><text:ruby-text>suat</text:ruby-text></text:ruby> <text:ruby text:style-name="Ru1"><text:ruby-base>般</text:ruby-base><text:ruby-text>puan</text:ruby-text></text:ruby> <text:ruby text:style-name="Ru1"><text:ruby-base>若</text:ruby-base><text:ruby-text>jio̍k</text:ruby-text></text:ruby> <text:ruby text:style-name="Ru1"><text:ruby-base>波</text:ruby-base><text:ruby-text>pho</text:ruby-text></text:ruby> <text:ruby text:style-name="Ru1"><text:ruby-base>羅</text:ruby-base><text:ruby-text>lô</text:ruby-text></text:ruby> <text:ruby text:style-name="Ru1"><text:ruby-base>蜜</text:ruby-base><text:ruby-text>bi̍t</text:ruby-text></text:ruby> <text:ruby text:style-name="Ru1"><text:ruby-base>多</text:ruby-base><text:ruby-text>to</text:ruby-text></text:ruby> <text:ruby text:style-name="Ru1"><text:ruby-base>咒</text:ruby-base><text:ruby-text>tsiù</text:ruby-text></text:ruby> ， <text:ruby text:style-name="Ru1"><text:ruby-base>即</text:ruby-base><text:ruby-text>tsik</text:ruby-text></text:ruby> <text:ruby text:style-name="Ru1"><text:ruby-base>說</text:ruby-base><text:ruby-text>suat</text:ruby-text></text:ruby> <text:ruby text:style-name="Ru1"><text:ruby-base>咒</text:ruby-base><text:ruby-text>tsiù</text:ruby-text></text:ruby> <text:ruby text:style-name="Ru1"><text:ruby-base>曰</text:ruby-base><text:ruby-text>ua̍t</text:ruby-text></text:ruby> ： <text:ruby text:style-name="Ru1"><text:ruby-base>揭</text:ruby-base><text:ruby-text>khiat</text:ruby-text></text:ruby> <text:ruby text:style-name="Ru1"><text:ruby-base>諦</text:ruby-base><text:ruby-text>tè</text:ruby-text></text:ruby> <text:ruby text:style-name="Ru1"><text:ruby-base>揭</text:ruby-base><text:ruby-text>khiat</text:ruby-text></text:ruby> <text:ruby text:style-name="Ru1"><text:ruby-base>諦</text:ruby-base><text:ruby-text>tè</text:ruby-text></text:ruby> ， <text:ruby text:style-name="Ru1"><text:ruby-base>波</text:ruby-base><text:ruby-text>pho</text:ruby-text></text:ruby> <text:ruby text:style-name="Ru1"><text:ruby-base>羅</text:ruby-base><text:ruby-text>lô</text:ruby-text></text:ruby> <text:ruby text:style-name="Ru1"><text:ruby-base>揭</text:ruby-base><text:ruby-text>khiat</text:ruby-text></text:ruby> <text:ruby text:style-name="Ru1"><text:ruby-base>諦</text:ruby-base><text:ruby-text>tè</text:ruby-text></text:ruby> ， <text:ruby text:style-name="Ru1"><text:ruby-base>波</text:ruby-base><text:ruby-text>pho</text:ruby-text></text:ruby> <text:ruby text:style-name="Ru1"><text:ruby-base>羅</text:ruby-base><text:ruby-text>lô</text:ruby-text></text:ruby> <text:ruby text:style-name="Ru1"><text:ruby-base>僧</text:ruby-base><text:ruby-text>tsing</text:ruby-text></text:ruby> <text:ruby text:style-name="Ru1"><text:ruby-base>揭</text:ruby-base><text:ruby-text>khiat</text:ruby-text></text:ruby> <text:ruby text:style-name="Ru1"><text:ruby-base>諦</text:ruby-base><text:ruby-text>tè</text:ruby-text></text:ruby> ， <text:ruby text:style-name="Ru1"><text:ruby-base>菩</text:ruby-base><text:ruby-text>phôo</text:ruby-text></text:ruby> <text:ruby text:style-name="Ru1"><text:ruby-base>提</text:ruby-base><text:ruby-text>thê</text:ruby-text></text:ruby> <text:ruby text:style-name="Ru1"><text:ruby-base>薩</text:ruby-base><text:ruby-text>sat</text:ruby-text></text:ruby> <text:ruby text:style-name="Ru1"><text:ruby-base>婆</text:ruby-base><text:ruby-text>pô</text:ruby-text></text:ruby> <text:ruby text:style-name="Ru1"><text:ruby-base>訶</text:ruby-base><text:ruby-text>honn</text:ruby-text></text:ruby> 。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eslo LG L DZ for Powerline" svg:font-family="'Meslo LG L DZ for Powerline'" style:font-adornments="標準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宋體-繁" svg:font-family="宋體-繁" style:font-adornments="標準" style:font-pitch="variable"/>
    <style:font-face style:name="翩翩體-繁" svg:font-family="翩翩體-繁" style:font-pitch="variable"/>
    <style:font-face style:name="翩翩體-繁1" svg:font-family="翩翩體-繁" style:font-adornments="標準" style:font-pitch="variable"/>
    <style:font-face style:name="隸變-繁" svg:font-family="隸變-繁" style:font-adornments="標準" style:font-pitch="variable"/>
    <style:font-face style:name="隸變-繁1" svg:font-family="隸變-繁" style:font-adornments="粗體" style:font-pitch="variable"/>
    <style:font-face style:name="魏碑-繁" svg:font-family="魏碑-繁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1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line-height="115%" fo:text-align="start" style:justify-single-word="false" fo:orphans="0" fo:widows="0" style:register-true="false" style:page-number="auto" style:text-autospace="none" style:punctuation-wrap="simple" style:line-break="normal" style:snap-to-layout-grid="false" style:join-border="false">
        <style:tab-stops/>
      </style:paragraph-properties>
      <style:text-properties fo:font-size="54pt" fo:letter-spacing="normal" style:font-name-asian="隸變-繁" style:font-family-asian="隸變-繁" style:font-style-name-asian="標準" style:font-pitch-asian="variable" style:font-size-asian="54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.199cm" style:contextual-spacing="false" fo:line-height="100%" fo:text-align="center" style:justify-single-word="false" fo:orphans="0" fo:widows="0" style:register-true="false" style:page-number="auto" fo:keep-with-next="auto" text:number-lines="false" text:line-number="0" style:text-autospace="none" style:punctuation-wrap="simple" style:line-break="normal" style:snap-to-layout-grid="false" style:join-border="false">
        <style:tab-stops/>
      </style:paragraph-properties>
      <style:text-properties fo:font-size="54pt" fo:letter-spacing="normal" fo:font-weight="normal" style:font-name-asian="隸變-繁1" style:font-family-asian="隸變-繁" style:font-style-name-asian="粗體" style:font-pitch-asian="variable" style:font-size-asian="54pt" style:font-weight-asian="normal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iriam Libre" fo:font-family="'Miriam Libre'" style:font-style-name="標準" style:font-pitch="variable" fo:font-size="20pt" style:text-underline-style="none" style:letter-kerning="false" style:font-name-asian="宋體-繁" style:font-family-asian="宋體-繁" style:font-style-name-asian="標準" style:font-pitch-asian="variable" style:font-size-asian="20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1H39M11S</meta:editing-duration>
    <meta:editing-cycles>21</meta:editing-cycles>
    <meta:generator>LibreOffice/7.2.5.2$MacOSX_X86_64 LibreOffice_project/499f9727c189e6ef3471021d6132d4c694f357e5</meta:generator>
    <dc:title>我的草稿</dc:title>
    <dc:date>2022-02-28T10:36:03.057992264</dc:date>
    <meta:document-statistic meta:table-count="0" meta:image-count="0" meta:object-count="0" meta:page-count="9" meta:paragraph-count="10" meta:word-count="335" meta:character-count="660" meta:non-whitespace-character-count="335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